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1/13/2018</text:date>, <text:time>21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3T21:50:19.85</dc:date>
    <dc:creator>Seab Dinch</dc:creator>
    <meta:editing-duration>P13DT19H33M18S</meta:editing-duration>
    <meta:editing-cycles>509</meta:editing-cycles>
    <meta:generator>OpenOffice/4.1.2$Win32 OpenOffice.org_project/412m3$Build-9782</meta:generator>
    <meta:document-statistic meta:table-count="3" meta:cell-count="1316" meta:object-count="0"/>
  </office:meta>
</office:document-meta>
</file>